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KEND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gbest</text:p>
          </table:table-cell>
          <table:table-cell office:value-type="string" calcext:value-type="string">
            <text:p>gbestgc</text:p>
          </table:table-cell>
          <table:table-cell office:value-type="string" calcext:value-type="string">
            <text:p>lbest</text:p>
          </table:table-cell>
          <table:table-cell office:value-type="string" calcext:value-type="string">
            <text:p>lbestgc</text:p>
          </table:table-cell>
          <table:table-cell office:value-type="string" calcext:value-type="string">
            <text:p>spso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g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0.379310344827586" calcext:value-type="float">
            <text:p>0.3793103448</text:p>
          </table:table-cell>
          <table:table-cell office:value-type="float" office:value="-0.131034482758621" calcext:value-type="float">
            <text:p>-0.1310344828</text:p>
          </table:table-cell>
          <table:table-cell office:value-type="float" office:value="-0.209195402298851" calcext:value-type="float">
            <text:p>-0.2091954023</text:p>
          </table:table-cell>
          <table:table-cell table:number-columns-repeated="2" office:value-type="float" office:value="0.452873563218391" calcext:value-type="float">
            <text:p>0.4528735632</text:p>
          </table:table-cell>
          <table:table-cell office:value-type="float" office:value="0.572413793103448" calcext:value-type="float">
            <text:p>0.5724137931</text:p>
          </table:table-cell>
          <table:table-cell office:value-type="float" office:value="0.342528735632184" calcext:value-type="float">
            <text:p>0.3425287356</text:p>
          </table:table-cell>
          <table:table-cell office:value-type="float" office:value="-0.00689655172413793" calcext:value-type="float">
            <text:p>-0.0068965517</text:p>
          </table:table-cell>
          <table:table-cell office:value-type="float" office:value="0.0942528735632184" calcext:value-type="float">
            <text:p>0.0942528736</text:p>
          </table:table-cell>
          <table:table-cell table:formula="of:=AVERAGE([.B3:.J3])" office:value-type="float" office:value="0.216347381864623" calcext:value-type="float">
            <text:p>0.2163473819</text:p>
          </table:table-cell>
          <table:table-cell table:formula="of:=STDEV([.B3:.J3])" office:value-type="float" office:value="0.284529647696123" calcext:value-type="float">
            <text:p>0.2845296477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0.393103448275862" calcext:value-type="float">
            <text:p>0.3931034483</text:p>
          </table:table-cell>
          <table:table-cell office:value-type="float" office:value="-0.158620689655172" calcext:value-type="float">
            <text:p>-0.1586206897</text:p>
          </table:table-cell>
          <table:table-cell office:value-type="float" office:value="-0.117241379310345" calcext:value-type="float">
            <text:p>-0.1172413793</text:p>
          </table:table-cell>
          <table:table-cell office:value-type="float" office:value="0.28735632183908" calcext:value-type="float">
            <text:p>0.2873563218</text:p>
          </table:table-cell>
          <table:table-cell office:value-type="float" office:value="0.448275862068966" calcext:value-type="float">
            <text:p>0.4482758621</text:p>
          </table:table-cell>
          <table:table-cell office:value-type="float" office:value="0.245977011494253" calcext:value-type="float">
            <text:p>0.2459770115</text:p>
          </table:table-cell>
          <table:table-cell office:value-type="float" office:value="0.0988505747126437" calcext:value-type="float">
            <text:p>0.0988505747</text:p>
          </table:table-cell>
          <table:table-cell office:value-type="float" office:value="0.305747126436782" calcext:value-type="float">
            <text:p>0.3057471264</text:p>
          </table:table-cell>
          <table:table-cell office:value-type="float" office:value="0.51264367816092" calcext:value-type="float">
            <text:p>0.5126436782</text:p>
          </table:table-cell>
          <table:table-cell table:formula="of:=AVERAGE([.B4:.J4])" office:value-type="float" office:value="0.224010217113666" calcext:value-type="float">
            <text:p>0.2240102171</text:p>
          </table:table-cell>
          <table:table-cell table:formula="of:=STDEV([.B4:.J4])" office:value-type="float" office:value="0.237670219399637" calcext:value-type="float">
            <text:p>0.2376702194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45977011494253" calcext:value-type="float">
            <text:p>0.2459770115</text:p>
          </table:table-cell>
          <table:table-cell office:value-type="float" office:value="0.448275862068966" calcext:value-type="float">
            <text:p>0.4482758621</text:p>
          </table:table-cell>
          <table:table-cell office:value-type="float" office:value="-0.126436781609195" calcext:value-type="float">
            <text:p>-0.1264367816</text:p>
          </table:table-cell>
          <table:table-cell office:value-type="float" office:value="0.163218390804598" calcext:value-type="float">
            <text:p>0.1632183908</text:p>
          </table:table-cell>
          <table:table-cell office:value-type="float" office:value="0.337931034482759" calcext:value-type="float">
            <text:p>0.3379310345</text:p>
          </table:table-cell>
          <table:table-cell office:value-type="float" office:value="0.227586206896552" calcext:value-type="float">
            <text:p>0.2275862069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43448275862069" calcext:value-type="float">
            <text:p>0.4344827586</text:p>
          </table:table-cell>
          <table:table-cell table:formula="of:=AVERAGE([.B5:.J5])" office:value-type="float" office:value="0.22962962962963" calcext:value-type="float">
            <text:p>0.2296296296</text:p>
          </table:table-cell>
          <table:table-cell table:formula="of:=STDEV([.B5:.J5])" office:value-type="float" office:value="0.192158485794653" calcext:value-type="float">
            <text:p>0.1921584858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.0436781609195402" calcext:value-type="float">
            <text:p>0.0436781609</text:p>
          </table:table-cell>
          <table:table-cell office:value-type="float" office:value="0.149425287356322" calcext:value-type="float">
            <text:p>0.1494252874</text:p>
          </table:table-cell>
          <table:table-cell office:value-type="float" office:value="0.448275862068966" calcext:value-type="float">
            <text:p>0.4482758621</text:p>
          </table:table-cell>
          <table:table-cell office:value-type="float" office:value="0.0850574712643678" calcext:value-type="float">
            <text:p>0.0850574713</text:p>
          </table:table-cell>
          <table:table-cell office:value-type="float" office:value="0.195402298850575" calcext:value-type="float">
            <text:p>0.1954022989</text:p>
          </table:table-cell>
          <table:table-cell office:value-type="float" office:value="0.186206896551724" calcext:value-type="float">
            <text:p>0.1862068966</text:p>
          </table:table-cell>
          <table:table-cell office:value-type="float" office:value="0.27816091954023" calcext:value-type="float">
            <text:p>0.2781609195</text:p>
          </table:table-cell>
          <table:table-cell office:value-type="float" office:value="0.186206896551724" calcext:value-type="float">
            <text:p>0.1862068966</text:p>
          </table:table-cell>
          <table:table-cell office:value-type="float" office:value="0.241379310344828" calcext:value-type="float">
            <text:p>0.2413793103</text:p>
          </table:table-cell>
          <table:table-cell table:formula="of:=AVERAGE([.B6:.J6])" office:value-type="float" office:value="0.201532567049809" calcext:value-type="float">
            <text:p>0.201532567</text:p>
          </table:table-cell>
          <table:table-cell table:formula="of:=STDEV([.B6:.J6])" office:value-type="float" office:value="0.117286446150107" calcext:value-type="float">
            <text:p>0.1172864462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office:value-type="float" office:value="-0.126436781609195" calcext:value-type="float">
            <text:p>-0.1264367816</text:p>
          </table:table-cell>
          <table:table-cell office:value-type="float" office:value="0.489655172413793" calcext:value-type="float">
            <text:p>0.4896551724</text:p>
          </table:table-cell>
          <table:table-cell office:value-type="float" office:value="0.213793103448276" calcext:value-type="float">
            <text:p>0.2137931034</text:p>
          </table:table-cell>
          <table:table-cell office:value-type="float" office:value="0.397701149425287" calcext:value-type="float">
            <text:p>0.3977011494</text:p>
          </table:table-cell>
          <table:table-cell office:value-type="float" office:value="0.567816091954023" calcext:value-type="float">
            <text:p>0.567816092</text:p>
          </table:table-cell>
          <table:table-cell office:value-type="float" office:value="0.328735632183908" calcext:value-type="float">
            <text:p>0.3287356322</text:p>
          </table:table-cell>
          <table:table-cell office:value-type="float" office:value="-0.273563218390805" calcext:value-type="float">
            <text:p>-0.2735632184</text:p>
          </table:table-cell>
          <table:table-cell office:value-type="float" office:value="0.36551724137931" calcext:value-type="float">
            <text:p>0.3655172414</text:p>
          </table:table-cell>
          <table:table-cell office:value-type="float" office:value="0.535632183908046" calcext:value-type="float">
            <text:p>0.5356321839</text:p>
          </table:table-cell>
          <table:table-cell table:formula="of:=AVERAGE([.B7:.J7])" office:value-type="float" office:value="0.27765006385696" calcext:value-type="float">
            <text:p>0.2776500639</text:p>
          </table:table-cell>
          <table:table-cell table:formula="of:=STDEV([.B7:.J7])" office:value-type="float" office:value="0.294032284813848" calcext:value-type="float">
            <text:p>0.2940322848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0.526436781609195" calcext:value-type="float">
            <text:p>0.5264367816</text:p>
          </table:table-cell>
          <table:table-cell office:value-type="float" office:value="0.416091954022989" calcext:value-type="float">
            <text:p>0.416091954</text:p>
          </table:table-cell>
          <table:table-cell office:value-type="float" office:value="-0.0160919540229885" calcext:value-type="float">
            <text:p>-0.016091954</text:p>
          </table:table-cell>
          <table:table-cell office:value-type="float" office:value="0.324137931034483" calcext:value-type="float">
            <text:p>0.324137931</text:p>
          </table:table-cell>
          <table:table-cell office:value-type="float" office:value="0.420689655172414" calcext:value-type="float">
            <text:p>0.4206896552</text:p>
          </table:table-cell>
          <table:table-cell office:value-type="float" office:value="0.0206896551724138" calcext:value-type="float">
            <text:p>0.0206896552</text:p>
          </table:table-cell>
          <table:table-cell office:value-type="float" office:value="-0.319540229885058" calcext:value-type="float">
            <text:p>-0.3195402299</text:p>
          </table:table-cell>
          <table:table-cell office:value-type="float" office:value="0.186206896551724" calcext:value-type="float">
            <text:p>0.1862068966</text:p>
          </table:table-cell>
          <table:table-cell office:value-type="float" office:value="0.411494252873563" calcext:value-type="float">
            <text:p>0.4114942529</text:p>
          </table:table-cell>
          <table:table-cell table:formula="of:=AVERAGE([.B8:.J8])" office:value-type="float" office:value="0.218901660280971" calcext:value-type="float">
            <text:p>0.2189016603</text:p>
          </table:table-cell>
          <table:table-cell table:formula="of:=STDEV([.B8:.J8])" office:value-type="float" office:value="0.275645934913806" calcext:value-type="float">
            <text:p>0.2756459349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.471264367816092" calcext:value-type="float">
            <text:p>0.4712643678</text:p>
          </table:table-cell>
          <table:table-cell office:value-type="float" office:value="0.0804597701149425" calcext:value-type="float">
            <text:p>0.0804597701</text:p>
          </table:table-cell>
          <table:table-cell office:value-type="float" office:value="-0.0896551724137931" calcext:value-type="float">
            <text:p>-0.0896551724</text:p>
          </table:table-cell>
          <table:table-cell office:value-type="float" office:value="0.35632183908046" calcext:value-type="float">
            <text:p>0.3563218391</text:p>
          </table:table-cell>
          <table:table-cell office:value-type="float" office:value="0.255172413793103" calcext:value-type="float">
            <text:p>0.2551724138</text:p>
          </table:table-cell>
          <table:table-cell office:value-type="float" office:value="0.558620689655173" calcext:value-type="float">
            <text:p>0.5586206897</text:p>
          </table:table-cell>
          <table:table-cell office:value-type="float" office:value="0.319540229885058" calcext:value-type="float">
            <text:p>0.3195402299</text:p>
          </table:table-cell>
          <table:table-cell office:value-type="float" office:value="0.508045977011494" calcext:value-type="float">
            <text:p>0.508045977</text:p>
          </table:table-cell>
          <table:table-cell office:value-type="float" office:value="-0.498850574712644" calcext:value-type="float">
            <text:p>-0.4988505747</text:p>
          </table:table-cell>
          <table:table-cell table:formula="of:=AVERAGE([.B9:.J9])" office:value-type="float" office:value="0.217879948914432" calcext:value-type="float">
            <text:p>0.2178799489</text:p>
          </table:table-cell>
          <table:table-cell table:formula="of:=STDEV([.B9:.J9])" office:value-type="float" office:value="0.339588121389573" calcext:value-type="float">
            <text:p>0.3395881214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0.370114942528736" calcext:value-type="float">
            <text:p>0.3701149425</text:p>
          </table:table-cell>
          <table:table-cell office:value-type="float" office:value="0.425287356321839" calcext:value-type="float">
            <text:p>0.4252873563</text:p>
          </table:table-cell>
          <table:table-cell office:value-type="float" office:value="0.44367816091954" calcext:value-type="float">
            <text:p>0.4436781609</text:p>
          </table:table-cell>
          <table:table-cell office:value-type="float" office:value="0.577011494252874" calcext:value-type="float">
            <text:p>0.5770114943</text:p>
          </table:table-cell>
          <table:table-cell office:value-type="float" office:value="0.245977011494253" calcext:value-type="float">
            <text:p>0.2459770115</text:p>
          </table:table-cell>
          <table:table-cell office:value-type="float" office:value="0.508045977011494" calcext:value-type="float">
            <text:p>0.508045977</text:p>
          </table:table-cell>
          <table:table-cell office:value-type="float" office:value="0.544827586206897" calcext:value-type="float">
            <text:p>0.5448275862</text:p>
          </table:table-cell>
          <table:table-cell office:value-type="float" office:value="0.2" calcext:value-type="float">
            <text:p>0.2</text:p>
          </table:table-cell>
          <table:table-cell office:value-type="float" office:value="-0.268965517241379" calcext:value-type="float">
            <text:p>-0.2689655172</text:p>
          </table:table-cell>
          <table:table-cell table:formula="of:=AVERAGE([.B10:.J10])" office:value-type="float" office:value="0.338441890166028" calcext:value-type="float">
            <text:p>0.3384418902</text:p>
          </table:table-cell>
          <table:table-cell table:formula="of:=STDEV([.B10:.J10])" office:value-type="float" office:value="0.260901254556424" calcext:value-type="float">
            <text:p>0.2609012546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0.351724137931035" calcext:value-type="float">
            <text:p>0.3517241379</text:p>
          </table:table-cell>
          <table:table-cell office:value-type="float" office:value="0.535632183908046" calcext:value-type="float">
            <text:p>0.5356321839</text:p>
          </table:table-cell>
          <table:table-cell office:value-type="float" office:value="0.301149425287356" calcext:value-type="float">
            <text:p>0.3011494253</text:p>
          </table:table-cell>
          <table:table-cell office:value-type="float" office:value="0.411494252873563" calcext:value-type="float">
            <text:p>0.4114942529</text:p>
          </table:table-cell>
          <table:table-cell office:value-type="float" office:value="-0.28735632183908" calcext:value-type="float">
            <text:p>-0.2873563218</text:p>
          </table:table-cell>
          <table:table-cell office:value-type="float" office:value="0.351724137931035" calcext:value-type="float">
            <text:p>0.3517241379</text:p>
          </table:table-cell>
          <table:table-cell office:value-type="float" office:value="0.291954022988506" calcext:value-type="float">
            <text:p>0.291954023</text:p>
          </table:table-cell>
          <table:table-cell office:value-type="float" office:value="0.379310344827586" calcext:value-type="float">
            <text:p>0.3793103448</text:p>
          </table:table-cell>
          <table:table-cell office:value-type="float" office:value="0.439080459770115" calcext:value-type="float">
            <text:p>0.4390804598</text:p>
          </table:table-cell>
          <table:table-cell table:formula="of:=AVERAGE([.B11:.J11])" office:value-type="float" office:value="0.308301404853129" calcext:value-type="float">
            <text:p>0.3083014049</text:p>
          </table:table-cell>
          <table:table-cell table:formula="of:=STDEV([.B11:.J11])" office:value-type="float" office:value="0.23541746439016" calcext:value-type="float">
            <text:p>0.2354174644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-0.0942528735632184" calcext:value-type="float">
            <text:p>-0.0942528736</text:p>
          </table:table-cell>
          <table:table-cell office:value-type="float" office:value="0.167816091954023" calcext:value-type="float">
            <text:p>0.167816092</text:p>
          </table:table-cell>
          <table:table-cell office:value-type="float" office:value="0.402298850574713" calcext:value-type="float">
            <text:p>0.4022988506</text:p>
          </table:table-cell>
          <table:table-cell office:value-type="float" office:value="0.498850574712644" calcext:value-type="float">
            <text:p>0.4988505747</text:p>
          </table:table-cell>
          <table:table-cell office:value-type="float" office:value="0.0252873563218391" calcext:value-type="float">
            <text:p>0.0252873563</text:p>
          </table:table-cell>
          <table:table-cell office:value-type="float" office:value="0.609195402298851" calcext:value-type="float">
            <text:p>0.6091954023</text:p>
          </table:table-cell>
          <table:table-cell office:value-type="float" office:value="0.273563218390805" calcext:value-type="float">
            <text:p>0.2735632184</text:p>
          </table:table-cell>
          <table:table-cell office:value-type="float" office:value="0.360919540229885" calcext:value-type="float">
            <text:p>0.3609195402</text:p>
          </table:table-cell>
          <table:table-cell office:value-type="float" office:value="0.324137931034483" calcext:value-type="float">
            <text:p>0.324137931</text:p>
          </table:table-cell>
          <table:table-cell table:formula="of:=AVERAGE([.B12:.J12])" office:value-type="float" office:value="0.285312899106003" calcext:value-type="float">
            <text:p>0.2853128991</text:p>
          </table:table-cell>
          <table:table-cell table:formula="of:=STDEV([.B12:.J12])" office:value-type="float" office:value="0.222776426119124" calcext:value-type="float">
            <text:p>0.222776426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0.0160919540229885" calcext:value-type="float">
            <text:p>-0.016091954</text:p>
          </table:table-cell>
          <table:table-cell office:value-type="float" office:value="0.131034482758621" calcext:value-type="float">
            <text:p>0.1310344828</text:p>
          </table:table-cell>
          <table:table-cell office:value-type="float" office:value="0.291954022988506" calcext:value-type="float">
            <text:p>0.291954023</text:p>
          </table:table-cell>
          <table:table-cell office:value-type="float" office:value="0.259770114942529" calcext:value-type="float">
            <text:p>0.2597701149</text:p>
          </table:table-cell>
          <table:table-cell office:value-type="float" office:value="0.190804597701149" calcext:value-type="float">
            <text:p>0.1908045977</text:p>
          </table:table-cell>
          <table:table-cell office:value-type="float" office:value="0.282758620689655" calcext:value-type="float">
            <text:p>0.2827586207</text:p>
          </table:table-cell>
          <table:table-cell office:value-type="float" office:value="-0.158620689655172" calcext:value-type="float">
            <text:p>-0.1586206897</text:p>
          </table:table-cell>
          <table:table-cell office:value-type="float" office:value="0.301149425287356" calcext:value-type="float">
            <text:p>0.3011494253</text:p>
          </table:table-cell>
          <table:table-cell office:value-type="float" office:value="-0.0252873563218391" calcext:value-type="float">
            <text:p>-0.0252873563</text:p>
          </table:table-cell>
          <table:table-cell table:formula="of:=AVERAGE([.B13:.J13])" office:value-type="float" office:value="0.139719029374202" calcext:value-type="float">
            <text:p>0.1397190294</text:p>
          </table:table-cell>
          <table:table-cell table:formula="of:=STDEV([.B13:.J13])" office:value-type="float" office:value="0.168561475541808" calcext:value-type="float">
            <text:p>0.1685614755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.273563218390805" calcext:value-type="float">
            <text:p>0.2735632184</text:p>
          </table:table-cell>
          <table:table-cell office:value-type="float" office:value="0.222988505747126" calcext:value-type="float">
            <text:p>0.2229885057</text:p>
          </table:table-cell>
          <table:table-cell office:value-type="float" office:value="-0.103448275862069" calcext:value-type="float">
            <text:p>-0.1034482759</text:p>
          </table:table-cell>
          <table:table-cell office:value-type="float" office:value="0.0850574712643678" calcext:value-type="float">
            <text:p>0.0850574713</text:p>
          </table:table-cell>
          <table:table-cell office:value-type="float" office:value="0.245977011494253" calcext:value-type="float">
            <text:p>0.2459770115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0.0804597701149425" calcext:value-type="float">
            <text:p>0.0804597701</text:p>
          </table:table-cell>
          <table:table-cell office:value-type="float" office:value="0.526436781609195" calcext:value-type="float">
            <text:p>0.5264367816</text:p>
          </table:table-cell>
          <table:table-cell office:value-type="float" office:value="0.236781609195402" calcext:value-type="float">
            <text:p>0.2367816092</text:p>
          </table:table-cell>
          <table:table-cell table:formula="of:=AVERAGE([.B14:.J14])" office:value-type="float" office:value="0.208684546615581" calcext:value-type="float">
            <text:p>0.2086845466</text:p>
          </table:table-cell>
          <table:table-cell table:formula="of:=STDEV([.B14:.J14])" office:value-type="float" office:value="0.17572971421595" calcext:value-type="float">
            <text:p>0.1757297142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0.236781609195402" calcext:value-type="float">
            <text:p>0.2367816092</text:p>
          </table:table-cell>
          <table:table-cell office:value-type="float" office:value="0.503448275862069" calcext:value-type="float">
            <text:p>0.5034482759</text:p>
          </table:table-cell>
          <table:table-cell office:value-type="float" office:value="-0.00229885057471264" calcext:value-type="float">
            <text:p>-0.0022988506</text:p>
          </table:table-cell>
          <table:table-cell office:value-type="float" office:value="0.0850574712643678" calcext:value-type="float">
            <text:p>0.0850574713</text:p>
          </table:table-cell>
          <table:table-cell office:value-type="float" office:value="0.071264367816092" calcext:value-type="float">
            <text:p>0.0712643678</text:p>
          </table:table-cell>
          <table:table-cell office:value-type="float" office:value="0.35632183908046" calcext:value-type="float">
            <text:p>0.3563218391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0.071264367816092" calcext:value-type="float">
            <text:p>0.0712643678</text:p>
          </table:table-cell>
          <table:table-cell table:formula="of:=AVERAGE([.B15:.J15])" office:value-type="float" office:value="0.191826309067688" calcext:value-type="float">
            <text:p>0.1918263091</text:p>
          </table:table-cell>
          <table:table-cell table:formula="of:=STDEV([.B15:.J15])" office:value-type="float" office:value="0.172808403252052" calcext:value-type="float">
            <text:p>0.1728084033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0.11264367816092" calcext:value-type="float">
            <text:p>0.1126436782</text:p>
          </table:table-cell>
          <table:table-cell office:value-type="float" office:value="0.227586206896552" calcext:value-type="float">
            <text:p>0.2275862069</text:p>
          </table:table-cell>
          <table:table-cell office:value-type="float" office:value="0.204597701149425" calcext:value-type="float">
            <text:p>0.2045977011</text:p>
          </table:table-cell>
          <table:table-cell office:value-type="float" office:value="0.622988505747126" calcext:value-type="float">
            <text:p>0.6229885057</text:p>
          </table:table-cell>
          <table:table-cell office:value-type="float" office:value="0.342528735632184" calcext:value-type="float">
            <text:p>0.3425287356</text:p>
          </table:table-cell>
          <table:table-cell office:value-type="float" office:value="0.186206896551724" calcext:value-type="float">
            <text:p>0.1862068966</text:p>
          </table:table-cell>
          <table:table-cell office:value-type="float" office:value="0.485057471264368" calcext:value-type="float">
            <text:p>0.4850574713</text:p>
          </table:table-cell>
          <table:table-cell office:value-type="float" office:value="0.627586206896552" calcext:value-type="float">
            <text:p>0.6275862069</text:p>
          </table:table-cell>
          <table:table-cell office:value-type="float" office:value="0.471264367816092" calcext:value-type="float">
            <text:p>0.4712643678</text:p>
          </table:table-cell>
          <table:table-cell table:formula="of:=AVERAGE([.B16:.J16])" office:value-type="float" office:value="0.364495530012771" calcext:value-type="float">
            <text:p>0.36449553</text:p>
          </table:table-cell>
          <table:table-cell table:formula="of:=STDEV([.B16:.J16])" office:value-type="float" office:value="0.194287255037715" calcext:value-type="float">
            <text:p>0.194287255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.379310344827586" calcext:value-type="float">
            <text:p>0.3793103448</text:p>
          </table:table-cell>
          <table:table-cell office:value-type="float" office:value="0.324137931034483" calcext:value-type="float">
            <text:p>0.324137931</text:p>
          </table:table-cell>
          <table:table-cell office:value-type="float" office:value="0.296551724137931" calcext:value-type="float">
            <text:p>0.2965517241</text:p>
          </table:table-cell>
          <table:table-cell office:value-type="float" office:value="0.319540229885058" calcext:value-type="float">
            <text:p>0.3195402299</text:p>
          </table:table-cell>
          <table:table-cell office:value-type="float" office:value="0.36551724137931" calcext:value-type="float">
            <text:p>0.3655172414</text:p>
          </table:table-cell>
          <table:table-cell office:value-type="float" office:value="0.544827586206897" calcext:value-type="float">
            <text:p>0.5448275862</text:p>
          </table:table-cell>
          <table:table-cell office:value-type="float" office:value="0.429885057471264" calcext:value-type="float">
            <text:p>0.4298850575</text:p>
          </table:table-cell>
          <table:table-cell office:value-type="float" office:value="0.452873563218391" calcext:value-type="float">
            <text:p>0.4528735632</text:p>
          </table:table-cell>
          <table:table-cell office:value-type="float" office:value="0.411494252873563" calcext:value-type="float">
            <text:p>0.4114942529</text:p>
          </table:table-cell>
          <table:table-cell table:formula="of:=AVERAGE([.B17:.J17])" office:value-type="float" office:value="0.391570881226054" calcext:value-type="float">
            <text:p>0.3915708812</text:p>
          </table:table-cell>
          <table:table-cell table:formula="of:=STDEV([.B17:.J17])" office:value-type="float" office:value="0.0780255758550674" calcext:value-type="float">
            <text:p>0.0780255759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0.664367816091954" calcext:value-type="float">
            <text:p>0.6643678161</text:p>
          </table:table-cell>
          <table:table-cell office:value-type="float" office:value="0.668965517241379" calcext:value-type="float">
            <text:p>0.6689655172</text:p>
          </table:table-cell>
          <table:table-cell office:value-type="float" office:value="0.360919540229885" calcext:value-type="float">
            <text:p>0.3609195402</text:p>
          </table:table-cell>
          <table:table-cell office:value-type="float" office:value="0.489655172413793" calcext:value-type="float">
            <text:p>0.4896551724</text:p>
          </table:table-cell>
          <table:table-cell office:value-type="float" office:value="0.540229885057471" calcext:value-type="float">
            <text:p>0.5402298851</text:p>
          </table:table-cell>
          <table:table-cell office:value-type="float" office:value="0.324137931034483" calcext:value-type="float">
            <text:p>0.324137931</text:p>
          </table:table-cell>
          <table:table-cell office:value-type="float" office:value="-0.374712643678161" calcext:value-type="float">
            <text:p>-0.3747126437</text:p>
          </table:table-cell>
          <table:table-cell office:value-type="float" office:value="0.227586206896552" calcext:value-type="float">
            <text:p>0.2275862069</text:p>
          </table:table-cell>
          <table:table-cell office:value-type="float" office:value="0.273563218390805" calcext:value-type="float">
            <text:p>0.2735632184</text:p>
          </table:table-cell>
          <table:table-cell table:formula="of:=AVERAGE([.B18:.J18])" office:value-type="float" office:value="0.352745849297573" calcext:value-type="float">
            <text:p>0.3527458493</text:p>
          </table:table-cell>
          <table:table-cell table:formula="of:=STDEV([.B18:.J18])" office:value-type="float" office:value="0.316822793794269" calcext:value-type="float">
            <text:p>0.3168227938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office:value-type="float" office:value="0.503448275862069" calcext:value-type="float">
            <text:p>0.5034482759</text:p>
          </table:table-cell>
          <table:table-cell office:value-type="float" office:value="0.296551724137931" calcext:value-type="float">
            <text:p>0.2965517241</text:p>
          </table:table-cell>
          <table:table-cell office:value-type="float" office:value="0.471264367816092" calcext:value-type="float">
            <text:p>0.4712643678</text:p>
          </table:table-cell>
          <table:table-cell office:value-type="float" office:value="0.0528735632183908" calcext:value-type="float">
            <text:p>0.0528735632</text:p>
          </table:table-cell>
          <table:table-cell office:value-type="float" office:value="0.360919540229885" calcext:value-type="float">
            <text:p>0.3609195402</text:p>
          </table:table-cell>
          <table:table-cell office:value-type="float" office:value="0.67816091954023" calcext:value-type="float">
            <text:p>0.6781609195</text:p>
          </table:table-cell>
          <table:table-cell office:value-type="float" office:value="0.117241379310345" calcext:value-type="float">
            <text:p>0.1172413793</text:p>
          </table:table-cell>
          <table:table-cell office:value-type="float" office:value="-0.0482758620689655" calcext:value-type="float">
            <text:p>-0.0482758621</text:p>
          </table:table-cell>
          <table:table-cell office:value-type="float" office:value="0.241379310344828" calcext:value-type="float">
            <text:p>0.2413793103</text:p>
          </table:table-cell>
          <table:table-cell table:formula="of:=AVERAGE([.B19:.J19])" office:value-type="float" office:value="0.297062579821201" calcext:value-type="float">
            <text:p>0.2970625798</text:p>
          </table:table-cell>
          <table:table-cell table:formula="of:=STDEV([.B19:.J19])" office:value-type="float" office:value="0.233607159913544" calcext:value-type="float">
            <text:p>0.2336071599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.526436781609195" calcext:value-type="float">
            <text:p>0.5264367816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0.167816091954023" calcext:value-type="float">
            <text:p>0.167816092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397701149425287" calcext:value-type="float">
            <text:p>0.3977011494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0.6" calcext:value-type="float">
            <text:p>0.6</text:p>
          </table:table-cell>
          <table:table-cell office:value-type="float" office:value="0.406896551724138" calcext:value-type="float">
            <text:p>0.4068965517</text:p>
          </table:table-cell>
          <table:table-cell office:value-type="float" office:value="-0.420689655172414" calcext:value-type="float">
            <text:p>-0.4206896552</text:p>
          </table:table-cell>
          <table:table-cell table:formula="of:=AVERAGE([.B20:.J20])" office:value-type="float" office:value="0.255683269476373" calcext:value-type="float">
            <text:p>0.2556832695</text:p>
          </table:table-cell>
          <table:table-cell table:formula="of:=STDEV([.B20:.J20])" office:value-type="float" office:value="0.310297522528759" calcext:value-type="float">
            <text:p>0.3102975225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.273563218390805" calcext:value-type="float">
            <text:p>0.2735632184</text:p>
          </table:table-cell>
          <table:table-cell office:value-type="float" office:value="0.531034482758621" calcext:value-type="float">
            <text:p>0.5310344828</text:p>
          </table:table-cell>
          <table:table-cell office:value-type="float" office:value="0.462068965517241" calcext:value-type="float">
            <text:p>0.4620689655</text:p>
          </table:table-cell>
          <table:table-cell office:value-type="float" office:value="0.388505747126437" calcext:value-type="float">
            <text:p>0.3885057471</text:p>
          </table:table-cell>
          <table:table-cell office:value-type="float" office:value="0.567816091954023" calcext:value-type="float">
            <text:p>0.567816092</text:p>
          </table:table-cell>
          <table:table-cell office:value-type="float" office:value="0.0252873563218391" calcext:value-type="float">
            <text:p>0.0252873563</text:p>
          </table:table-cell>
          <table:table-cell office:value-type="float" office:value="0.36551724137931" calcext:value-type="float">
            <text:p>0.3655172414</text:p>
          </table:table-cell>
          <table:table-cell office:value-type="float" office:value="0.259770114942529" calcext:value-type="float">
            <text:p>0.2597701149</text:p>
          </table:table-cell>
          <table:table-cell office:value-type="float" office:value="-0.0574712643678161" calcext:value-type="float">
            <text:p>-0.0574712644</text:p>
          </table:table-cell>
          <table:table-cell table:formula="of:=AVERAGE([.B21:.J21])" office:value-type="float" office:value="0.312899106002554" calcext:value-type="float">
            <text:p>0.312899106</text:p>
          </table:table-cell>
          <table:table-cell table:formula="of:=STDEV([.B21:.J21])" office:value-type="float" office:value="0.21434992512456" calcext:value-type="float">
            <text:p>0.2143499251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-0.0482758620689655" calcext:value-type="float">
            <text:p>-0.0482758621</text:p>
          </table:table-cell>
          <table:table-cell office:value-type="float" office:value="0.2" calcext:value-type="float">
            <text:p>0.2</text:p>
          </table:table-cell>
          <table:table-cell office:value-type="float" office:value="0.457471264367816" calcext:value-type="float">
            <text:p>0.4574712644</text:p>
          </table:table-cell>
          <table:table-cell office:value-type="float" office:value="0.374712643678161" calcext:value-type="float">
            <text:p>0.3747126437</text:p>
          </table:table-cell>
          <table:table-cell office:value-type="float" office:value="0.195402298850575" calcext:value-type="float">
            <text:p>0.1954022989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402298850574713" calcext:value-type="float">
            <text:p>0.4022988506</text:p>
          </table:table-cell>
          <table:table-cell office:value-type="float" office:value="0.411494252873563" calcext:value-type="float">
            <text:p>0.4114942529</text:p>
          </table:table-cell>
          <table:table-cell office:value-type="float" office:value="0.489655172413793" calcext:value-type="float">
            <text:p>0.4896551724</text:p>
          </table:table-cell>
          <table:table-cell table:formula="of:=AVERAGE([.B22:.J22])" office:value-type="float" office:value="0.283269476372925" calcext:value-type="float">
            <text:p>0.2832694764</text:p>
          </table:table-cell>
          <table:table-cell table:formula="of:=STDEV([.B22:.J22])" office:value-type="float" office:value="0.188217391513633" calcext:value-type="float">
            <text:p>0.188217391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2])" office:value-type="float" office:value="0.277701149425287" calcext:value-type="float">
            <text:p>0.2777011494</text:p>
          </table:table-cell>
          <table:table-cell table:formula="of:=AVERAGE([.C3:.C22])" office:value-type="float" office:value="0.28183908045977" calcext:value-type="float">
            <text:p>0.2818390805</text:p>
          </table:table-cell>
          <table:table-cell table:formula="of:=AVERAGE([.D3:.D22])" office:value-type="float" office:value="0.221609195402299" calcext:value-type="float">
            <text:p>0.2216091954</text:p>
          </table:table-cell>
          <table:table-cell table:formula="of:=AVERAGE([.E3:.E22])" office:value-type="float" office:value="0.297241379310345" calcext:value-type="float">
            <text:p>0.2972413793</text:p>
          </table:table-cell>
          <table:table-cell table:formula="of:=AVERAGE([.F3:.F22])" office:value-type="float" office:value="0.288275862068966" calcext:value-type="float">
            <text:p>0.2882758621</text:p>
          </table:table-cell>
          <table:table-cell table:formula="of:=AVERAGE([.G3:.G22])" office:value-type="float" office:value="0.340229885057471" calcext:value-type="float">
            <text:p>0.3402298851</text:p>
          </table:table-cell>
          <table:table-cell table:formula="of:=AVERAGE([.H3:.H22])" office:value-type="float" office:value="0.203218390804598" calcext:value-type="float">
            <text:p>0.2032183908</text:p>
          </table:table-cell>
          <table:table-cell table:formula="of:=AVERAGE([.I3:.I22])" office:value-type="float" office:value="0.286206896551724" calcext:value-type="float">
            <text:p>0.2862068966</text:p>
          </table:table-cell>
          <table:table-cell table:formula="of:=AVERAGE([.J3:.J22])" office:value-type="float" office:value="0.195862068965517" calcext:value-type="float">
            <text:p>0.195862069</text:p>
          </table:table-cell>
          <table:table-cell table:formula="of:=AVERAGE([.B3:.J22])" office:value-type="float" office:value="0.265798212005109" calcext:value-type="float">
            <text:p>0.265798212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:.B22])" office:value-type="float" office:value="0.228350108460951" calcext:value-type="float">
            <text:p>0.2283501085</text:p>
          </table:table-cell>
          <table:table-cell table:formula="of:=STDEV([.C3:.C22])" office:value-type="float" office:value="0.215551189098856" calcext:value-type="float">
            <text:p>0.2155511891</text:p>
          </table:table-cell>
          <table:table-cell table:formula="of:=STDEV([.D3:.D22])" office:value-type="float" office:value="0.230518667051991" calcext:value-type="float">
            <text:p>0.2305186671</text:p>
          </table:table-cell>
          <table:table-cell table:formula="of:=STDEV([.E3:.E22])" office:value-type="float" office:value="0.204069002931163" calcext:value-type="float">
            <text:p>0.2040690029</text:p>
          </table:table-cell>
          <table:table-cell table:formula="of:=STDEV([.F3:.F22])" office:value-type="float" office:value="0.206579578392953" calcext:value-type="float">
            <text:p>0.2065795784</text:p>
          </table:table-cell>
          <table:table-cell table:formula="of:=STDEV([.G3:.G22])" office:value-type="float" office:value="0.191463087237015" calcext:value-type="float">
            <text:p>0.1914630872</text:p>
          </table:table-cell>
          <table:table-cell table:formula="of:=STDEV([.H3:.H22])" office:value-type="float" office:value="0.284577391728677" calcext:value-type="float">
            <text:p>0.2845773917</text:p>
          </table:table-cell>
          <table:table-cell table:formula="of:=STDEV([.I3:.I22])" office:value-type="float" office:value="0.186209883987896" calcext:value-type="float">
            <text:p>0.186209884</text:p>
          </table:table-cell>
          <table:table-cell table:formula="of:=STDEV([.J3:.J22])" office:value-type="float" office:value="0.310611881245507" calcext:value-type="float">
            <text:p>0.3106118812</text:p>
          </table:table-cell>
          <table:table-cell/>
          <table:table-cell table:formula="of:=STDEV([.B3:.J22])" office:value-type="float" office:value="0.231397727340352" calcext:value-type="float">
            <text:p>0.2313977273</text:p>
          </table:table-cell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00/00/00</text:date>, <text:time style:data-style-name="N2" text:time-value="0000-00-00T00:00:03.486699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24T19:49:18.292828644</dc:date>
    <dc:creator>Phlippie Bosman</dc:creator>
    <meta:editing-duration>PT3M38S</meta:editing-duration>
    <meta:editing-cycles>3</meta:editing-cycles>
    <meta:document-statistic meta:table-count="1" meta:cell-count="274" meta:object-count="0"/>
  </office:meta>
</office:document-meta>
</file>